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20:39: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20:39:29.37</dc:date>
    <meta:editing-duration>P161DT2H37M15S</meta:editing-duration>
    <meta:editing-cycles>70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ctor	 As DataCtor
	fields   As Array
End Type

Sub Main
	[test_Type======================================]
End Sub


Function _newDataValue(ctor As DataValue, ByRef args As Array)
	Dim out As New DataValue
	out.ctor   = ctor
	out.fields = args
	If Not(isNull(ctor)) Then
		_validate(out)
	End If
	_newDataValu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 = UBound(v.fields)
	x = UBound(v.ctor.fields(DataCtor_argTypes))
	If x &lt;&gt; a Then
		x = x + 1
		a = a + 1
		croak("_validate: DataCtor " &amp; v.ctor.fields(DataCtor_name) _
			&amp; " requires " &amp; x &amp; IIf(x = 1, " arg", " args") _
			&amp; " - got " &amp; a _
		)
	End If
	Goto _validate_end
End Function

Function _applyDataCtor_lax(ctor As DataValue, args As Array)
	Dim x As Integer, a As Integer
	a = LBound(args)
	If a &lt;&gt; 0 Then
		croak("_applyDataCtor_lax " &amp; ctor.fields(DataCtor_name) &amp; ":" _
			&amp; NL &amp; "invalid " &amp; a &amp; "-based args Array" _
			&amp; NL &amp; "expected 0-based Array")
	Else
		x = UBound(ctor.fields(DataCtor_argTypes))
		a = UBound(args)
		If a &lt;&gt; x Then
			a = a + 1 : x = x + 1
			croak("_applyDataCtor_lax " &amp; ctor.fields(DataCtor_name) _
				&amp; ":" _
				&amp; NL &amp; "expected " &amp; x &amp; " arg" &amp; IIf(x = 1, "", "s") _
				&amp; " but got " &amp; a _
				&amp; NL &amp; toString(args))
		End If
	End If
	_applyDataCtor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Foo, v
	' let's make something that is (almost) a DataCtor
	cFoo = _newDataValue(Nothing, Array( _
		"Foo", _
		emptyArray, _
		Nothing _
	)
	assertEqual(isDataValue(cFoo), True).x

	' with that we can make a Foo value:
	v = _newDataValue(cFoo, emptyArray)
	assertEqual(isDataValue(v), True).x
	' it has a constructor that ctorOf accepts:
	assertEqual(isDataValue(ctorOf(v)), True).x
	
	' access ctor fields:
	' TODO: why not .fields ?
	Dim c
	c = ctorOf(v)
	assertEqual(           field(DataCtor_name,     c),      "Foo").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have yet
	' But types (type expressions) may also be type variables. Let's
	' just use plain strings and pretend they're type vars.
	argTypes = Array("String", "List_of_TypeExpr", "TDataTypeCtor")
	cDataCtor = _newDataValue(Nothing, Array(cName, argTypes, Nothing))
	c = cDataCtor
	assertEqual(           field(DataCtor_name,     c), cName).x
	assert_toString_equals(field(DataCtor_argTypes, c), argTypes).x
	assertEqual(           field(DataCtor_typeCtor, c), Nothing).x

	' let's put this in as cFoo's .ctor:
	cFoo.ctor = cDataCtor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typeArgs.
	' Let's factor this out:
	cDataTypeCtor = _applyDataCtor_lax(cDataCtor, Array( _
		"DataTypeCtor", _
		Array("String", "Integer", "List_of_DataCtor"), _
		Nothing _
	))
	' The function _applyDataCtor_lax will check if the nr of arguments
	' is correct, but it will NOT try to check their types.
	' It will then create a DataValue and fill in members
	' .ctor and .fields
	assertEqual(isDataValue(cDataTypeCtor), 		True).x
	assertEqual(isDataValue(ctorOf(cDataTypeCtor)), True).x
	assertEqual( _
		field(DataCtor_name, ctorOf(cDataTypeCtor)), _
		field(DataCtor_name, cDataCtor) _
	).x
	assert_toString_equals( _
		field(DataCtor_argTypes, ctorOf(cDataTypeCtor)), _
		field(DataCtor_argTypes, cDataCtor) _
	).x
	' and also - even if still empty:
	assert_toString_equals( _
		field(DataCtor_typeCtor, ctorOf(cDataTypeCtor)), _
		field(DataCtor_typeCtor, cDataCtor) _
	).x
	'TODO: Another repeated pattern is that of making DataValues that serve
	' as DataCtor s:
	'cTypeCtor = _mkDataCtor("DataTypeCtor", Nothing)
	' This will stick in the repeated cDataCtor as .ctor member and
	' Array("String", "Integer", "List_of_DataCtor") as argType field
	
	' Now we'll make a value from that cTypeCtor that'll serve as the
	' type ctor for DataCtor:
	Dim tcDat As DataValue
	tcDat = _applyDataCtor_lax(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isDataValue(it), True).x
	' we also have constants for accessing a DataTypeCtor's fields:	
	assertEqual( _
		field(DataTypeCtor_name, it), _
		field(DataTypeCtor_name, tcDat) ).x
	assertEqual( _
		field(DataTypeCtor_arity, it), _
		field(DataTypeCtor_arity, tcDat) ).x
	assert_toString_equals( _
		field(DataTypeCtor_dataCtors, it), _
		field(DataTypeCtor_dataCtors, tcDat)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applyDataCtor_lax(cDataTypeCtor, Array( _
		"TDataTypeCtor", _
		0, _
		Array(cDataTypeCtor) _
	))
	' and fill in the back-pointer:
	_setTypeCtor(cDataTypeCtor, tcTyp)
	
	' Let's go back to old data ctor cFoo. It itself has got a proper
	' constructor (cDataCtor) but no DataTypeCtor in field typeCtor:
	assertEqual(field(DataCtor_typeCtor, cFoo), Nothing).x
	' But before we go on to make one, let's make things a bit more 
	' interesting. Why not give him a brother:
	Dim cBar As DataValue
	cBar = _applyDataCtor_lax(cDataCtor, Array( _
		"Bar", _
		emptyArray, _
		Nothing _
	)
	' Bar just looks like his twin Foo, only the names are different.
	' Of course they have the same "parent":
	Dim tcFooOrBar As DataValue
	tcFooOrBar = _applyDataCtor_lax(cDataTypeCtor, Array( _
		"FooOrBar", _
		0, _
		Array(cFoo, cBar) _
	)
	_setTypeCtor(cFoo, tcFooOrBar)
	_setTypeCtor(cBar, tcFooOrBar)
	' FooOrBar = Foo | Bar
	' We can now make values of type FooOrBar
	Dim x, y, z
	x = _applyDataCtor_lax(cFoo, Array())
	y = _applyDataCtor_lax(cBar, Array())
	z = _applyDataCtor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 Well, FooOrBar seems a bit boring. However, imagine just
	' different names:
	' - "Foo"      -&gt; "False"
	' - "Bar"      -&gt; "True"
	' - "FooOrBar" -&gt; "Bool"
	' From that we can see that even simple enumerations like that
	' are useful. Let's enumerate some types we have in BASIC:
	' BasicType = Boolean | String | Integer | Long | Double | Object
	Dim cBoolean, cString, cInteger, cLong, cDouble, cObject
	cBoolean = _applyDataCtor_lax(cDataCtor, Array("Boolean", emptyArray, Nothing))
	cString  = _applyDataCtor_lax(cDataCtor, Array("String",  emptyArray, Nothing))
	cInteger = _applyDataCtor_lax(cDataCtor, Array("Integer", emptyArray, Nothing))
	cLong    = _applyDataCtor_lax(cDataCtor, Array("Long",    emptyArray, Nothing))
	cDouble  = _applyDataCtor_lax(cDataCtor, Array("Double",  emptyArray, Nothing))
	cObject  = _applyDataCtor_lax(cDataCtor, Array("Object",  emptyArray, Nothing))
	Dim dataCtors, tcBasicType
	dataCtors = Array(cBoolean, cString, cInteger, cLong, cDouble, cObject)
	tcBasicType = _applyDataCtor_lax(cDataTypeCtor, _
		Array("BasicType", 0, dataCtors) _
	)
	For i = 0 To UBound(dataCtors)
		_setTypeCtor(dataCtors(i), tcBasicType)
	Next i
	' So now these are all proper data ctors:
	For i = 0 To UBound(dataCtors)
		assertEqual(isTypeOf(tcDat, dataCtors(i)), True).x
	Next i

	' Values created from these constructors:
	Dim vBoolean, vString, vInteger, vLong, vDouble, vObject
	vBoolean = _applyDataCtor_lax(cBoolean, emptyArray)
	vString  = _applyDataCtor_lax(cString,  emptyArray)
	vInteger = _applyDataCtor_lax(cInteger, emptyArray)
	vLong    = _applyDataCtor_lax(cLong,    emptyArray)
	vDouble  = _applyDataCtor_lax(cDouble,  emptyArray)
	vObject  = _applyDataCtor_lax(cObject,  emptyArray)
	Dim vBasicTypes
	vBasicTypes = Array(vBoolean, vString, vInteger, vLong, vDouble, vObject)
	
	' They're all of type BasicType:
	For i = 0 To UBound(dataCtors)
		v = vBasicTypes(i)
		assertEqual(isTypeOf(tcBasicType, v), True).x
	Next i
	' And they're not FooOrBar s, or DataCtor s or whatever:
	For i = 0 To UBound(dataCtors)
		v = vBasicTypes(i)
		assertEqual(isTypeOf(tcFooOrBar, v), False).x
		assertEqual(isTypeOf(tcDat,		 v), False).x
		assertEqual(isTypeOf(tcTyp,		 v), False).x
	Next i
	
	' With that we can replace the dummy strings "String" and "Integer"
	' that we used when defining DataCtor and DataTypeCtor:
	cDataCtor.fields(DataCtor_argTypes)(0) = vString ' field name
	' TODO: (even before) set cDataCtor.argType(2) = tcTyp
	cDataTypeCtor.fields(DataCtor_argTypes)(0) = vString  ' field name
	cDataTypeCtor.fields(DataCtor_argTypes)(1) = vInteger ' field arity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